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background-color="#666666" fo:padding="0.097cm" fo:border="0.05pt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808080" fo:padding="0.097cm" fo:border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background-color="#666666" fo:padding="0.097cm" fo:border="0.05pt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background-color="#666666" fo:padding="0.097cm" fo:border="0.05pt solid #000000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background-color="#666666" fo:padding="0.097cm" fo:border="0.05pt solid #000000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background-color="#666666" fo:padding="0.097cm" fo:border="0.05pt solid #000000">
        <style:background-image/>
      </style:table-cell-properties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background-color="#666666" fo:padding="0.097cm" fo:border="0.05pt solid #000000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background-color="#666666" fo:padding="0.097cm" fo:border="0.05pt solid #000000">
        <style:background-image/>
      </style:table-cell-properties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background-color="#808080" fo:padding="0.097cm" fo:border="0.05pt solid #000000">
        <style:background-image/>
      </style:table-cell-properties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background-color="#808080" fo:padding="0.097cm" fo:border="0.05pt solid #000000">
        <style:background-image/>
      </style:table-cell-properties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808080" fo:padding="0.097cm" fo:border="0.05pt solid #000000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background-color="#808080" fo:padding="0.097cm" fo:border="0.05pt solid #000000">
        <style:background-image/>
      </style:table-cell-properties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background-color="#808080" fo:padding="0.097cm" fo:border="0.05pt solid #000000">
        <style:background-image/>
      </style:table-cell-properties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background-color="#808080" fo:padding="0.097cm" fo:border="0.05pt solid #000000">
        <style:background-image/>
      </style:table-cell-properties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background-color="#808080" fo:padding="0.097cm" fo:border="0.05pt solid #000000">
        <style:background-image/>
      </style:table-cell-properties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background-color="#808080" fo:padding="0.097cm" fo:border="0.05pt solid #000000">
        <style:background-image/>
      </style:table-cell-properties>
    </style:style>
    <style:style style:name="P1" style:family="paragraph" style:parent-style-name="Header">
      <style:text-properties officeooo:rsid="000f7743" officeooo:paragraph-rsid="000f7743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5983b0" fo:font-size="32pt" fo:font-weight="bold" officeooo:rsid="0008dd0f" officeooo:paragraph-rsid="0008dd0f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5983b0" fo:font-size="32pt" fo:font-weight="bold" officeooo:rsid="0009ac6d" officeooo:paragraph-rsid="0009ac6d" style:font-size-asian="32pt" style:font-weight-asian="bold" style:font-size-complex="32pt" style:font-weight-complex="bold"/>
    </style:style>
    <style:style style:name="P6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officeooo:rsid="0024d2b6" officeooo:paragraph-rsid="0024d2b6"/>
    </style:style>
    <style:style style:name="P9" style:family="paragraph" style:parent-style-name="Table_20_Contents">
      <style:text-properties officeooo:paragraph-rsid="0024d2b6"/>
    </style:style>
    <style:style style:name="P10" style:family="paragraph" style:parent-style-name="Text_20_body">
      <style:text-properties officeooo:rsid="000acae4" officeooo:paragraph-rsid="000acae4"/>
    </style:style>
    <style:style style:name="P11" style:family="paragraph" style:parent-style-name="Text_20_body">
      <style:text-properties officeooo:rsid="000d47ca" officeooo:paragraph-rsid="000d47ca"/>
    </style:style>
    <style:style style:name="P12" style:family="paragraph" style:parent-style-name="Text_20_body">
      <style:text-properties fo:font-size="8pt" officeooo:rsid="000d47ca" officeooo:paragraph-rsid="000d47ca" style:font-size-asian="8pt" style:font-size-complex="8pt"/>
    </style:style>
    <style:style style:name="P13" style:family="paragraph" style:parent-style-name="Text_20_body">
      <style:text-properties fo:color="#000000" fo:font-size="12pt" fo:font-weight="bold" officeooo:rsid="000d47ca" officeooo:paragraph-rsid="000d47ca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size="12pt" officeooo:rsid="000e69b5" officeooo:paragraph-rsid="000e69b5" style:font-size-asian="12pt" style:font-size-complex="12pt"/>
    </style:style>
    <style:style style:name="P15" style:family="paragraph" style:parent-style-name="Text_20_body">
      <style:text-properties fo:font-size="12pt" officeooo:rsid="0011355e" officeooo:paragraph-rsid="0011355e" style:font-size-asian="12pt" style:font-size-complex="12pt"/>
    </style:style>
    <style:style style:name="P16" style:family="paragraph" style:parent-style-name="Text_20_body">
      <style:text-properties fo:font-size="12pt" fo:font-weight="bold" officeooo:rsid="000e69b5" officeooo:paragraph-rsid="000e69b5" style:font-size-asian="12pt" style:font-weight-asian="bold" style:font-size-complex="12pt" style:font-weight-complex="bold"/>
    </style:style>
    <style:style style:name="P17" style:family="paragraph" style:parent-style-name="Text_20_body">
      <style:text-properties officeooo:rsid="00146928" officeooo:paragraph-rsid="00146928"/>
    </style:style>
    <style:style style:name="P18" style:family="paragraph" style:parent-style-name="Text_20_body">
      <style:text-properties officeooo:rsid="00166f6c" officeooo:paragraph-rsid="00166f6c"/>
    </style:style>
    <style:style style:name="P19" style:family="paragraph" style:parent-style-name="Text_20_body">
      <style:text-properties officeooo:rsid="00192ac6" officeooo:paragraph-rsid="00192ac6"/>
    </style:style>
    <style:style style:name="P20" style:family="paragraph" style:parent-style-name="Text_20_body">
      <style:text-properties officeooo:rsid="0019b95c" officeooo:paragraph-rsid="0019b95c"/>
    </style:style>
    <style:style style:name="P21" style:family="paragraph" style:parent-style-name="Text_20_body">
      <style:text-properties officeooo:rsid="001b5cbc" officeooo:paragraph-rsid="001b5cbc"/>
    </style:style>
    <style:style style:name="P22" style:family="paragraph" style:parent-style-name="Text_20_body">
      <style:text-properties officeooo:rsid="001d3746" officeooo:paragraph-rsid="001d3746"/>
    </style:style>
    <style:style style:name="P23" style:family="paragraph" style:parent-style-name="Text_20_body">
      <style:text-properties officeooo:rsid="0024d2b6" officeooo:paragraph-rsid="0024d2b6"/>
    </style:style>
    <style:style style:name="P24" style:family="paragraph" style:parent-style-name="Text_20_body">
      <style:text-properties officeooo:rsid="00264fbd" officeooo:paragraph-rsid="00264fbd"/>
    </style:style>
    <style:style style:name="P25" style:family="paragraph" style:parent-style-name="Text_20_body">
      <style:text-properties officeooo:rsid="00277d2b" officeooo:paragraph-rsid="00277d2b"/>
    </style:style>
    <style:style style:name="P26" style:family="paragraph" style:parent-style-name="Text_20_body">
      <style:text-properties officeooo:rsid="002b454f" officeooo:paragraph-rsid="002b454f"/>
    </style:style>
    <style:style style:name="P27" style:family="paragraph" style:parent-style-name="Text_20_body">
      <style:text-properties officeooo:paragraph-rsid="000d47ca"/>
    </style:style>
    <style:style style:name="P28" style:family="paragraph" style:parent-style-name="Text_20_body">
      <style:text-properties officeooo:rsid="00313710" officeooo:paragraph-rsid="00313710"/>
    </style:style>
    <style:style style:name="P29" style:family="paragraph" style:parent-style-name="Text_20_body">
      <style:text-properties officeooo:rsid="0031a1eb" officeooo:paragraph-rsid="0031a1eb"/>
    </style:style>
    <style:style style:name="P30" style:family="paragraph" style:parent-style-name="Text_20_body">
      <style:text-properties officeooo:paragraph-rsid="0031a1eb"/>
    </style:style>
    <style:style style:name="P31" style:family="paragraph" style:parent-style-name="Text_20_body">
      <style:text-properties officeooo:paragraph-rsid="00336144"/>
    </style:style>
    <style:style style:name="P32" style:family="paragraph" style:parent-style-name="Text_20_body">
      <style:text-properties officeooo:rsid="0036b8f3" officeooo:paragraph-rsid="0036b8f3"/>
    </style:style>
    <style:style style:name="P33" style:family="paragraph" style:parent-style-name="Text_20_body">
      <style:text-properties officeooo:rsid="0036bbeb" officeooo:paragraph-rsid="0036bbeb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6" style:family="paragraph" style:parent-style-name="Standard" style:master-page-name="First_20_Page">
      <style:paragraph-properties fo:text-align="center" style:justify-single-word="false" style:page-number="auto"/>
    </style:style>
    <style:style style:name="P37" style:family="paragraph" style:parent-style-name="Text_20_body">
      <style:text-properties officeooo:rsid="0024d2b6" officeooo:paragraph-rsid="0024d2b6"/>
    </style:style>
    <style:style style:name="P38" style:family="paragraph" style:parent-style-name="Contents_20_Heading" style:master-page-name="Index">
      <style:paragraph-properties style:page-number="auto"/>
    </style:style>
    <style:style style:name="P39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5a67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3249" style:font-weight-asian="bold" style:font-weight-complex="bold"/>
    </style:style>
    <style:style style:name="T4" style:family="text">
      <style:text-properties officeooo:rsid="0026e16b"/>
    </style:style>
    <style:style style:name="T5" style:family="text">
      <style:text-properties fo:color="#000000" fo:font-size="12pt" fo:font-weight="bold" officeooo:rsid="000d47ca" style:font-size-asian="12pt" style:font-weight-asian="bold" style:font-size-complex="12pt" style:font-weight-complex="bold"/>
    </style:style>
    <style:style style:name="T6" style:family="text">
      <style:text-properties fo:color="#000000" fo:font-size="12pt" fo:font-weight="bold" officeooo:rsid="002da5fc" style:font-size-asian="12pt" style:font-weight-asian="bold" style:font-size-complex="12pt" style:font-weight-complex="bold"/>
    </style:style>
    <style:style style:name="T7" style:family="text">
      <style:text-properties fo:color="#000000" fo:font-size="12pt" fo:font-weight="bold" officeooo:rsid="002f4f30" style:font-size-asian="12pt" style:font-weight-asian="bold" style:font-size-complex="12pt" style:font-weight-complex="bold"/>
    </style:style>
    <style:style style:name="T8" style:family="text">
      <style:text-properties officeooo:rsid="00375ca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Practica 4 :</text:p>
      <text:p text:style-name="P4">Interconexión de Servidores de Bases de Datos</text:p>
      <text:p text:style-name="P4"/>
      <text:p text:style-name="P5">Alejandro Rodríguez Rojas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8">Índice</text:p>
          </text:index-title>
          <text:p text:style-name="P34"><text:a xlink:type="simple" xlink:href="#__RefHeading___Toc1182_2939760065" text:style-name="Index_20_Link" text:visited-style-name="Index_20_Link"><text:s/>1 <text:s/>Conexión de Oracle a Oracle<text:tab/>3</text:a></text:p>
          <text:p text:style-name="P35"><text:a xlink:type="simple" xlink:href="#__RefHeading___Toc1184_2939760065" text:style-name="Index_20_Link" text:visited-style-name="Index_20_Link"><text:s/>1.1 <text:s/>Oracle 1<text:tab/>3</text:a></text:p>
          <text:p text:style-name="P35"><text:a xlink:type="simple" xlink:href="#__RefHeading___Toc453_2162663237" text:style-name="Index_20_Link" text:visited-style-name="Index_20_Link"><text:s/>1.2 <text:s/>Oracle 2<text:tab/>5</text:a></text:p>
          <text:p text:style-name="P35"><text:a xlink:type="simple" xlink:href="#__RefHeading___Toc455_2162663237" text:style-name="Index_20_Link" text:visited-style-name="Index_20_Link"><text:s/>1.3 <text:s/>Comprobar la interconexión<text:tab/>7</text:a></text:p>
        </text:index-body>
      </text:table-of-content>
      <text:p text:style-name="P5"/>
      <text:h text:style-name="P39" text:outline-level="1"><text:bookmark-start text:name="__RefHeading___Toc1182_2939760065"/>Conexión de Oracle a Oracle<text:bookmark-end text:name="__RefHeading___Toc1182_2939760065"/></text:h>
      <text:p text:style-name="Text_20_body"/>
      <text:p text:style-name="P10">Vamos a configurar dos máquinas Debian con un Oracle instalado en cada una de ellas.</text:p>
      <text:p text:style-name="P10"/>
      <text:h text:style-name="Heading_20_2" text:outline-level="2"><text:bookmark-start text:name="__RefHeading___Toc1184_2939760065"/>Oracle 1<text:bookmark-end text:name="__RefHeading___Toc1184_2939760065"/></text:h>
      <text:p text:style-name="Text_20_body"/>
      <text:p text:style-name="P11">Para configurar la interconexión primero debemos configurar el listener.ora de Oracle que está ubicado en /opt/oracle/product/12.2.0.1/dbhome_1/network/admin.</text:p>
      <text:p text:style-name="P20">Ip de la máquina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7">oracle@debian:/opt/oracle/product/12.2.0.1/dbhome_1/network/admin$ ip a</text:p>
            <text:p text:style-name="P7">1: lo: &lt;LOOPBACK,UP,LOWER_UP&gt; mtu 65536 qdisc noqueue state UNKNOWN group default </text:p>
            <text:p text:style-name="P7"><text:s text:c="4"/>link/loopback 00:00:00:00:00:00 brd 00:00:00:00:00:00</text:p>
            <text:p text:style-name="P7"><text:s text:c="4"/>inet 127.0.0.1/8 scope host lo</text:p>
            <text:p text:style-name="P7"><text:s text:c="7"/>valid_lft forever preferred_lft forever</text:p>
            <text:p text:style-name="P7"><text:s text:c="4"/>inet6 ::1/128 scope host </text:p>
            <text:p text:style-name="P7"><text:s text:c="7"/>valid_lft forever preferred_lft forever</text:p>
            <text:p text:style-name="P7">2: eth0: &lt;BROADCAST,MULTICAST,UP,LOWER_UP&gt; mtu 1500 qdisc pfifo_fast state UP group default qlen 1000</text:p>
            <text:p text:style-name="P7"><text:s text:c="4"/>link/ether 08:00:27:dc:8c:1e brd ff:ff:ff:ff:ff:ff</text:p>
            <text:p text:style-name="P7"><text:s text:c="4"/>inet 172.22.<text:span text:style-name="T8">7</text:span>.2<text:span text:style-name="T8">26</text:span>/16 brd 172.22.255.255 scope global eth0</text:p>
            <text:p text:style-name="P7"><text:s text:c="7"/>valid_lft forever preferred_lft forever</text:p>
            <text:p text:style-name="P7"><text:s text:c="4"/>inet6 fe80::a00:27ff:fedc:8c1e/64 scope link </text:p>
            <text:p text:style-name="P7"><text:s text:c="7"/>valid_lft forever preferred_lft forever</text:p>
          </table:table-cell>
        </table:table-row>
      </table:table>
      <text:p text:style-name="P20"/>
      <text:p text:style-name="P11">Lo dejaremos así 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13">SID_LIST_LISTENER =</text:p>
            <text:p text:style-name="P13"><text:s/>(SID_LIST =</text:p>
            <text:p text:style-name="P13"><text:s text:c="2"/>(SID_DESC =</text:p>
            <text:p text:style-name="P13"><text:s text:c="3"/>(GLOBAL_DBNAME = orcl)</text:p>
            <text:p text:style-name="P13"><text:s text:c="3"/>(ORACLE_HOME = /opt/oracle/product/12.2.0.1/dbhome_1)</text:p>
            <text:p text:style-name="P13"><text:s text:c="3"/>(SID_NAME = orcl)</text:p>
            <text:p text:style-name="P13"><text:s text:c="2"/>)</text:p>
            <text:p text:style-name="P13"><text:s/>)</text:p>
            <text:p text:style-name="P13"/>
            <text:p text:style-name="P13">LISTENER=</text:p>
            <text:p text:style-name="P13"><text:s/>(DESCRIPTION_LIST =</text:p>
            <text:p text:style-name="P13"><text:s text:c="2"/>(DESCRIPTION =</text:p>
            <text:p text:style-name="P13"><text:s text:c="3"/>(ADDRESS_LIST =</text:p>
            <text:p text:style-name="P13"><text:s text:c="4"/>(ADDRESS = (PROTOCOL = IPC)(KEY = EXTPROC1521))</text:p>
            <text:p text:style-name="P13"><text:s text:c="3"/>)</text:p>
            <text:p text:style-name="P13"><text:s text:c="3"/>(ADDRESS_LIST =</text:p>
            <text:p text:style-name="P27"><text:span text:style-name="T5"><text:s text:c="4"/>(ADDRESS = (PROTOCOL = TCP)(HOST = </text:span><text:span text:style-name="T7">0</text:span><text:span text:style-name="T6">.</text:span><text:span text:style-name="T7">0</text:span><text:span text:style-name="T6">.0.0</text:span><text:span text:style-name="T5">)(PORT = 1521))</text:span></text:p>
            <text:p text:style-name="P13"><text:s text:c="3"/>)</text:p>
            <text:p text:style-name="P13"><text:s text:c="2"/>)</text:p>
            <text:p text:style-name="P13"><text:s/>)</text:p>
          </table:table-cell>
        </table:table-row>
      </table:table>
      <text:p text:style-name="P12"/>
      <text:p text:style-name="P12"/>
      <text:p text:style-name="P12"/>
      <text:p text:style-name="P14">Ahora reiniciamos el listener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6">lsnrctl stop</text:p>
            <text:p text:style-name="P16">lsnrctl start</text:p>
          </table:table-cell>
        </table:table-row>
      </table:table>
      <text:p text:style-name="P14"/>
      <text:p text:style-name="P14"/>
      <text:p text:style-name="P15">Y ahora configuramos el tnsnames.ora y lo dejamos así.</text:p>
      <table:table table:name="Tabla3" table:style-name="Tabla3">
        <table:table-column table:style-name="Tabla3.A"/>
        <text:soft-page-break/>
        <table:table-row>
          <table:table-cell table:style-name="Tabla3.A1" office:value-type="string">
            <text:p text:style-name="P6"><text:s/>ORACLE2 =</text:p>
            <text:p text:style-name="P6"><text:s text:c="2"/>(DESCRIPTION =</text:p>
            <text:p text:style-name="P6"><text:s text:c="4"/>(ADDRESS = (PROTOCOL = TCP)(HOST = 172.22.2.50)(PORT = 1521))</text:p>
            <text:p text:style-name="P6"><text:s text:c="4"/>(CONNECT_DATA =</text:p>
            <text:p text:style-name="P6"><text:s text:c="6"/>(SERVER = DEDICATED)</text:p>
            <text:p text:style-name="P6"><text:s text:c="6"/>(SERVICE_NAME = orcl)</text:p>
            <text:p text:style-name="P6"><text:s text:c="4"/>)</text:p>
            <text:p text:style-name="P6"><text:s text:c="2"/>)</text:p>
          </table:table-cell>
        </table:table-row>
      </table:table>
      <text:p text:style-name="P15"/>
      <text:p text:style-name="P15"/>
      <text:h text:style-name="Heading_20_2" text:outline-level="2"><text:bookmark-start text:name="__RefHeading___Toc453_2162663237"/>Oracle 2<text:bookmark-end text:name="__RefHeading___Toc453_2162663237"/></text:h>
      <text:p text:style-name="Text_20_body"/>
      <text:p text:style-name="P17">En la segunda máquina simplemente tendremos que configurar el listener.ora y el tnsnames.ora de la misma manera, simplemente cambiaremos el tnsnames.ora <text:span text:style-name="T1">si queremos que también dicha máquina se pueda interconectar entre Oracle 1</text:span>.</text:p>
      <text:p text:style-name="P19">Ip de la máquina: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>oracle@servidororacle:~$ ip a</text:p>
            <text:p text:style-name="P7">1: lo: &lt;LOOPBACK,UP,LOWER_UP&gt; mtu 65536 qdisc noqueue state UNKNOWN group default </text:p>
            <text:p text:style-name="P7"><text:s text:c="4"/>link/loopback 00:00:00:00:00:00 brd 00:00:00:00:00:00</text:p>
            <text:p text:style-name="P7"><text:s text:c="4"/>inet 127.0.0.1/8 scope host lo</text:p>
            <text:p text:style-name="P7"><text:s text:c="7"/>valid_lft forever preferred_lft forever</text:p>
            <text:p text:style-name="P7"><text:s text:c="4"/>inet6 ::1/128 scope host </text:p>
            <text:p text:style-name="P7"><text:s text:c="7"/>valid_lft forever preferred_lft forever</text:p>
            <text:p text:style-name="P7">2: eth0: &lt;BROADCAST,MULTICAST,UP,LOWER_UP&gt; mtu 1500 qdisc pfifo_fast state UP group default qlen 1000</text:p>
            <text:p text:style-name="P7"><text:s text:c="4"/>link/ether 08:00:27:70:01:c0 brd ff:ff:ff:ff:ff:ff</text:p>
            <text:p text:style-name="P7"><text:s text:c="4"/>inet 172.22.2.50/16 brd 172.22.255.255 scope global eth0</text:p>
            <text:p text:style-name="P7"><text:s text:c="7"/>valid_lft forever preferred_lft forever</text:p>
            <text:p text:style-name="P7"><text:s text:c="4"/>inet6 fe80::a00:27ff:fe70:1c0/64 scope link </text:p>
            <text:p text:style-name="P7"><text:s text:c="7"/>valid_lft forever preferred_lft forever</text:p>
          </table:table-cell>
        </table:table-row>
      </table:table>
      <text:p text:style-name="P19"/>
      <text:p text:style-name="P17"/>
      <text:p text:style-name="P17"/>
      <text:p text:style-name="P18">tnsnames.ora:</text:p>
      <text:p text:style-name="P18"/>
      <text:p text:style-name="P18"/>
      <text:p text:style-name="P18"/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P7">servidor2 =</text:p>
            <text:p text:style-name="P7"><text:tab/>(DESCRIPTION =</text:p>
            <text:p text:style-name="P7"><text:tab/><text:tab/>(ADDRESS = (PROTOCOL = TCP)(HOST = 172.22.<text:span text:style-name="T8">7</text:span>.2<text:span text:style-name="T8">26</text:span>)(PORT = 1521))</text:p>
            <text:p text:style-name="P7"><text:tab/><text:tab/>(CONNECT_DATA =</text:p>
            <text:p text:style-name="P7"><text:tab/><text:tab/><text:tab/>(SERVICE_NAME = orcl)</text:p>
            <text:p text:style-name="P7"><text:tab/><text:tab/>)</text:p>
            <text:p text:style-name="P7"><text:tab/>)</text:p>
          </table:table-cell>
        </table:table-row>
      </table:table>
      <text:p text:style-name="P18"/>
      <text:p text:style-name="P17"/>
      <text:p text:style-name="P21">listener.ora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7">SID_LIST_LISTENER =</text:p>
            <text:p text:style-name="P7"><text:s/>(SID_LIST =</text:p>
            <text:p text:style-name="P7"><text:s text:c="2"/>(SID_DESC =</text:p>
            <text:p text:style-name="P7"><text:s text:c="3"/>(GLOBAL_DBNAME = orcl)</text:p>
            <text:p text:style-name="P7"><text:s text:c="3"/>(ORACLE_HOME = /opt/oracle/product/12.2.0.1/dbhome_1)</text:p>
            <text:p text:style-name="P7"><text:s text:c="3"/>(SID_NAME = orcl)</text:p>
            <text:p text:style-name="P7"><text:s text:c="2"/>)</text:p>
            <text:p text:style-name="P7"><text:s/>)</text:p>
            <text:p text:style-name="P7"/>
            <text:p text:style-name="P7">LISTENER=</text:p>
            <text:p text:style-name="P7"><text:s/>(DESCRIPTION_LIST =</text:p>
            <text:p text:style-name="P7"><text:s text:c="2"/>(DESCRIPTION =</text:p>
            <text:p text:style-name="P7"><text:s text:c="3"/>(ADDRESS_LIST =</text:p>
            <text:p text:style-name="P7"><text:s text:c="4"/>(ADDRESS = (PROTOCOL = IPC)(KEY = EXTPROC1521))</text:p>
            <text:p text:style-name="P7"><text:s text:c="3"/>)</text:p>
            <text:p text:style-name="P7"><text:s text:c="3"/>(ADDRESS_LIST =</text:p>
            <text:p text:style-name="P7"><text:s text:c="4"/>(ADDRESS = (PROTOCOL = TCP)(HOST = 0.0.0.0)(PORT = 1521))</text:p>
            <text:p text:style-name="P7"><text:s text:c="3"/>)</text:p>
            <text:p text:style-name="P7"><text:s text:c="2"/>)</text:p>
            <text:p text:style-name="P7"><text:s/>)</text:p>
            <text:p text:style-name="P7"/>
          </table:table-cell>
        </table:table-row>
      </table:table>
      <text:p text:style-name="P21"/>
      <text:p text:style-name="P21"/>
      <text:h text:style-name="Heading_20_2" text:outline-level="2"><text:bookmark-start text:name="__RefHeading___Toc455_2162663237"/>Comprobar la interconexión<text:bookmark-end text:name="__RefHeading___Toc455_2162663237"/></text:h>
      <text:p text:style-name="Text_20_body"/>
      <text:p text:style-name="P22">Vamos ahora a Oracle 1 y vamos a probar la interconexión de Oracle 2.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7">alexrr@pc-alex:~$ rlwrap sqlplus64 system/dios@//172.22.<text:span text:style-name="T8">7</text:span>.2<text:span text:style-name="T8">26</text:span>:1521/orcl</text:p>
            <text:p text:style-name="P7"/>
            <text:p text:style-name="P7">SQL*Plus: Release 12.2.0.1.0 Production on Tue Dec 10 14:39:37 2019</text:p>
            <text:p text:style-name="P7"/>
            <text:p text:style-name="P7">Copyright (c) 1982, 2016, Oracle. <text:s/>All rights reserved.</text:p>
            <text:p text:style-name="P7"><text:soft-page-break/></text:p>
            <text:p text:style-name="P7">Hora de Ultima Conexion Correcta: Mie Dic 04 2019 14:58:49 +01:00</text:p>
            <text:p text:style-name="P7"/>
            <text:p text:style-name="P7">Conectado a:</text:p>
            <text:p text:style-name="P7">Oracle Database 12c Enterprise Edition Release 12.2.0.1.0 - 64bit Production</text:p>
            <text:p text:style-name="P7"/>
            <text:p text:style-name="P7">SQL&gt; create database link enlaceoracle2</text:p>
            <text:p text:style-name="Table_20_Contents"><text:span text:style-name="T2"><text:s text:c="2"/>2 <text:s/>connect to </text:span><text:span text:style-name="T3">SCOTT</text:span><text:span text:style-name="T2"> identified by </text:span><text:span text:style-name="T3">TIGER</text:span></text:p>
            <text:p text:style-name="Table_20_Contents"><text:span text:style-name="T2"><text:s text:c="2"/>3 <text:s/>using 'O</text:span><text:span text:style-name="T3">RACLE</text:span><text:span text:style-name="T2">2';</text:span></text:p>
            <text:p text:style-name="P7"/>
            <text:p text:style-name="P7">Enlace con la base de datos creado.</text:p>
            <text:p text:style-name="P7"/>
            <text:p text:style-name="P7"/>
            <text:p text:style-name="P7">SQL&gt; select * from emp@enlaceoracle2;</text:p>
            <text:p text:style-name="P7"/>
            <text:p text:style-name="P7"><text:s text:c="5"/>EMPNO ENAME <text:s text:c="5"/>JOB<text:tab/> <text:s text:c="6"/>MGR HIREDATE<text:tab/> <text:s text:c="2"/>SAL<text:tab/> <text:s text:c="4"/>COMM <text:s text:c="4"/>DEPTNO</text:p>
            <text:p text:style-name="P7">---------- ---------- --------- ---------- -------- ---------- ---------- ----------</text:p>
            <text:p text:style-name="P7"><text:s text:c="6"/>7369 SMITH <text:s text:c="5"/>CLERK<text:tab/> <text:s text:c="5"/>7902 17/12/80<text:tab/> <text:s text:c="2"/>800<text:tab/><text:tab/><text:tab/> <text:s/>20</text:p>
            <text:p text:style-name="P7"><text:s text:c="6"/>7499 ALLEN <text:s text:c="5"/>SALESMAN<text:tab/> <text:s text:c="5"/>7698 20/02/81<text:tab/> <text:s/>1600<text:tab/> <text:s text:c="5"/>300<text:tab/> <text:s/>30</text:p>
            <text:p text:style-name="P7"><text:s text:c="6"/>7521 WARD <text:s text:c="6"/>SALESMAN<text:tab/> <text:s text:c="5"/>7698 22/02/81<text:tab/> <text:s/>1250<text:tab/> <text:s text:c="5"/>500<text:tab/> <text:s/>30</text:p>
            <text:p text:style-name="P7"><text:s text:c="6"/>7566 JONES <text:s text:c="5"/>MANAGER<text:tab/> <text:s text:c="5"/>7839 02/04/81<text:tab/> <text:s/>2975<text:tab/><text:tab/><text:tab/> <text:s/>20</text:p>
            <text:p text:style-name="P7"><text:s text:c="6"/>7654 MARTIN <text:s text:c="4"/>SALESMAN<text:tab/> <text:s text:c="5"/>7698 28/09/81<text:tab/> <text:s/>1250<text:tab/> <text:s text:c="4"/>1400<text:tab/> <text:s/>30</text:p>
            <text:p text:style-name="P7"><text:s text:c="6"/>7698 BLAKE <text:s text:c="5"/>MANAGER<text:tab/> <text:s text:c="5"/>7839 01/05/81<text:tab/> <text:s/>2850<text:tab/><text:tab/><text:tab/> <text:s/>30</text:p>
            <text:p text:style-name="P7"><text:s text:c="6"/>7782 CLARK <text:s text:c="5"/>MANAGER<text:tab/> <text:s text:c="5"/>7839 09/06/81<text:tab/> <text:s/>2450<text:tab/><text:tab/><text:tab/> <text:s/>10</text:p>
            <text:p text:style-name="P7"><text:s text:c="6"/>7788 SCOTT <text:s text:c="5"/>ANALYST<text:tab/> <text:s text:c="5"/>7566 09/12/82<text:tab/> <text:s/>3000<text:tab/><text:tab/><text:tab/> <text:s/>20</text:p>
            <text:p text:style-name="P7"><text:s text:c="6"/>7839 KING <text:s text:c="6"/>PRESIDENT <text:tab/> <text:s text:c="2"/>17/11/81<text:tab/> <text:s/>5000<text:tab/><text:tab/><text:tab/> <text:s/>10</text:p>
            <text:p text:style-name="P7"><text:s text:c="6"/>7844 TURNER <text:s text:c="4"/>SALESMAN<text:tab/> <text:s text:c="5"/>7698 08/09/81<text:tab/> <text:s/>1500<text:tab/><text:tab/>0<text:tab/> <text:s/>30</text:p>
            <text:p text:style-name="P7"><text:s text:c="6"/>7876 ADAMS <text:s text:c="5"/>CLERK<text:tab/> <text:s text:c="5"/>7788 12/01/83<text:tab/> <text:s/>1100<text:tab/><text:tab/><text:tab/> <text:s/>20</text:p>
            <text:p text:style-name="P7"><text:s text:c="6"/>7900 JAMES <text:s text:c="5"/>CLERK<text:tab/> <text:s text:c="5"/>7698 03/12/81<text:tab/> <text:s text:c="2"/>950<text:tab/><text:tab/><text:tab/> <text:s/>30</text:p>
            <text:p text:style-name="P7"><text:s text:c="6"/>7902 FORD <text:s text:c="6"/>ANALYST<text:tab/> <text:s text:c="5"/>7566 03/12/81<text:tab/> <text:s/>3000<text:tab/><text:tab/><text:tab/> <text:s/>20</text:p>
            <text:p text:style-name="P7"><text:s text:c="6"/>7934 MILLER <text:s text:c="4"/>CLERK<text:tab/> <text:s text:c="5"/>7782 23/01/82<text:tab/> <text:s/>1300<text:tab/><text:tab/><text:tab/> <text:s/>10</text:p>
            <text:p text:style-name="P7"><text:s text:c="6"/>8000 Prueba <text:s text:c="4"/>SALESMAN<text:tab/> <text:s text:c="5"/>7839 12/12/19<text:tab/> <text:s/>1000<text:tab/><text:tab/>0<text:tab/> <text:s/>30</text:p>
            <text:p text:style-name="P7"><text:s text:c="6"/>9000 Pruebarol <text:s/>SALESMAN<text:tab/> <text:s text:c="5"/>7839 11/11/18<text:tab/> <text:s/>1000<text:tab/><text:tab/>0<text:tab/> <text:s/>30</text:p>
            <text:p text:style-name="P7"/>
            <text:p text:style-name="P7">16 filas seleccionadas.</text:p>
          </table:table-cell>
        </table:table-row>
      </table:table>
      <text:h text:style-name="Heading_20_1" text:outline-level="1">Conexión de Postgres a Postgres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3"><text:soft-page-break/>Servidor al que conectamos→</text:p>
      <text:p text:style-name="P33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Table_20_Contents">vagrant@ServidorPostgres:~$ ip a</text:p>
            <text:p text:style-name="Table_20_Contents">1: lo: &lt;LOOPBACK,UP,LOWER_UP&gt; mtu 65536 qdisc noqueue state UNKNOWN group default qlen 1000</text:p>
            <text:p text:style-name="Table_20_Contents"><text:s text:c="4"/>link/loopback 00:00:00:00:00:00 brd 00:00:00:00:00:00</text:p>
            <text:p text:style-name="Table_20_Contents"><text:s text:c="4"/>inet 127.0.0.1/8 scope host lo</text:p>
            <text:p text:style-name="Table_20_Contents"><text:s text:c="7"/>valid_lft forever preferred_lft forever</text:p>
            <text:p text:style-name="Table_20_Contents"><text:s text:c="4"/>inet6 ::1/128 scope host </text:p>
            <text:p text:style-name="Table_20_Contents"><text:s text:c="7"/>valid_lft forever preferred_lft forever</text:p>
            <text:p text:style-name="Table_20_Contents">2: eth0: &lt;BROADCAST,MULTICAST,UP,LOWER_UP&gt; mtu 1500 qdisc pfifo_fast state UP group default qlen 1000</text:p>
            <text:p text:style-name="Table_20_Contents"><text:s text:c="4"/>link/ether 08:00:27:8d:c0:4d brd ff:ff:ff:ff:ff:ff</text:p>
            <text:p text:style-name="Table_20_Contents"><text:s text:c="4"/>inet 10.0.2.15/24 brd 10.0.2.255 scope global dynamic eth0</text:p>
            <text:p text:style-name="Table_20_Contents"><text:s text:c="7"/>valid_lft 83854sec preferred_lft 83854sec</text:p>
            <text:p text:style-name="Table_20_Contents"><text:s text:c="4"/>inet6 fe80::a00:27ff:fe8d:c04d/64 scope link </text:p>
            <text:p text:style-name="Table_20_Contents"><text:s text:c="7"/>valid_lft forever preferred_lft forever</text:p>
            <text:p text:style-name="Table_20_Contents">3: eth1: &lt;BROADCAST,MULTICAST,UP,LOWER_UP&gt; mtu 1500 qdisc pfifo_fast state UP group default qlen 1000</text:p>
            <text:p text:style-name="Table_20_Contents"><text:s text:c="4"/>link/ether 08:00:27:9e:a8:cf brd ff:ff:ff:ff:ff:ff</text:p>
            <text:p text:style-name="Table_20_Contents"><text:s text:c="4"/>inet 172.22.7.44/16 brd 172.22.255.255 scope global dynamic eth1</text:p>
            <text:p text:style-name="Table_20_Contents"><text:s text:c="7"/>valid_lft 8345sec preferred_lft 8345sec</text:p>
            <text:p text:style-name="Table_20_Contents"><text:s text:c="4"/>inet6 fe80::a00:27ff:fe9e:a8cf/64 scope link </text:p>
            <text:p text:style-name="Table_20_Contents"><text:s text:c="7"/>valid_lft forever preferred_lft forever</text:p>
          </table:table-cell>
        </table:table-row>
      </table:table>
      <text:p text:style-name="P33"/>
      <text:p text:style-name="Text_20_body"/>
      <text:p text:style-name="Text_20_body"/>
      <text:p text:style-name="P33">Servidor desde que realizo la conexión→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Table_20_Contents">postgres@bd:/home/vagrant$ ip a</text:p>
            <text:p text:style-name="Table_20_Contents">1: lo: &lt;LOOPBACK,UP,LOWER_UP&gt; mtu 65536 qdisc noqueue state UNKNOWN group default qlen 1000</text:p>
            <text:p text:style-name="Table_20_Contents"><text:s text:c="4"/>link/loopback 00:00:00:00:00:00 brd 00:00:00:00:00:00</text:p>
            <text:p text:style-name="Table_20_Contents"><text:s text:c="4"/>inet 127.0.0.1/8 scope host lo</text:p>
            <text:p text:style-name="Table_20_Contents"><text:s text:c="7"/>valid_lft forever preferred_lft forever</text:p>
            <text:p text:style-name="Table_20_Contents"><text:s text:c="4"/>inet6 ::1/128 scope host </text:p>
            <text:p text:style-name="Table_20_Contents"><text:s text:c="7"/>valid_lft forever preferred_lft forever</text:p>
            <text:p text:style-name="Table_20_Contents">2: eth0: &lt;BROADCAST,MULTICAST,UP,LOWER_UP&gt; mtu 1500 qdisc pfifo_fast state UP group default qlen 1000</text:p>
            <text:p text:style-name="Table_20_Contents"><text:s text:c="4"/>link/ether 08:00:27:8d:c0:4d brd ff:ff:ff:ff:ff:ff</text:p>
            <text:p text:style-name="Table_20_Contents"><text:s text:c="4"/>inet 172.22.1.234/16 brd 172.22.255.255 scope global dynamic eth0</text:p>
            <text:p text:style-name="Table_20_Contents"><text:s text:c="7"/>valid_lft 7593sec preferred_lft 7593sec</text:p>
            <text:p text:style-name="Table_20_Contents"><text:s text:c="4"/>inet6 fe80::a00:27ff:fe8d:c04d/64 scope link </text:p>
            <text:p text:style-name="Table_20_Contents"><text:s text:c="7"/>valid_lft forever preferred_lft forever</text:p>
          </table:table-cell>
        </table:table-row>
      </table:table>
      <text:p text:style-name="P23"><text:soft-page-break/>Primero de todo vamos a entrar a postgres y crear un usuario.</text:p>
      <text:p text:style-name="P23"/>
      <table:table table:name="Tabla9" table:style-name="Tabla9">
        <table:table-column table:style-name="Tabla9.A"/>
        <table:table-row>
          <table:table-cell table:style-name="Tabla9.A1" office:value-type="string">
            <text:p text:style-name="P8">root@bd:/home/vagrant# su postgres</text:p>
            <text:p text:style-name="P8">postgres@bd:/home/vagrant$ psql</text:p>
            <text:p text:style-name="P8">psql (11.5 (Debian 11.5-1+deb10u1))</text:p>
            <text:p text:style-name="P8">Type "help" for help.</text:p>
            <text:p text:style-name="P8"/>
            <text:p text:style-name="P8">postgres=# </text:p>
            <text:p text:style-name="P8">postgres=# CREATE USER usuario1 WITH PASSWORD 'usuario';</text:p>
            <text:p text:style-name="P8">CREATE ROLE</text:p>
            <text:p text:style-name="P8">postgres=# create database prueba1;</text:p>
            <text:p text:style-name="P8">CREATE DATABASE</text:p>
            <text:p text:style-name="P9">postgres=# GRANT ALL PRIVILEGES ON DATABASE prueba1 to usuario1;</text:p>
            <text:p text:style-name="P9">GRANT</text:p>
            <text:p text:style-name="P9"/>
          </table:table-cell>
        </table:table-row>
      </table:table>
      <text:p text:style-name="P23"/>
      <text:p text:style-name="P23"/>
      <text:p text:style-name="P24">Ahora accedemos con el usuario usuario1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Table_20_Contents"><text:span text:style-name="Source_20_Text">psql -h localhost -U usuari</text:span><text:span text:style-name="Source_20_Text"><text:span text:style-name="T4">o1</text:span></text:span><text:span text:style-name="Source_20_Text"> -W -d prueba</text:span><text:span text:style-name="Source_20_Text"><text:span text:style-name="T4">1</text:span></text:span></text:p>
            <text:p text:style-name="Table_20_Contents"><text:span text:style-name="Source_20_Text">Password: </text:span></text:p>
            <text:p text:style-name="Table_20_Contents"><text:span text:style-name="Source_20_Text">psql (11.5 (Debian 11.5-1+deb10u1))</text:span></text:p>
            <text:p text:style-name="Table_20_Contents"><text:span text:style-name="Source_20_Text">SSL connection (protocol: TLSv1.3, cipher: TLS_AES_256_GCM_SHA384, bits: 256, compression: off)</text:span></text:p>
            <text:p text:style-name="Table_20_Contents"><text:span text:style-name="Source_20_Text">Type "help" for help.</text:span></text:p>
            <text:p text:style-name="Table_20_Contents"><text:span text:style-name="Source_20_Text"/></text:p>
            <text:p text:style-name="Table_20_Contents"><text:span text:style-name="Source_20_Text">prueba1=&gt; </text:span></text:p>
          </table:table-cell>
        </table:table-row>
      </table:table>
      <text:p text:style-name="P24"/>
      <text:p text:style-name="P24"/>
      <text:p text:style-name="P25">Y creamos tablas y datos en esas tablas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Table_20_Contents">Create table Viveros</text:p>
            <text:p text:style-name="Table_20_Contents">(</text:p>
            <text:p text:style-name="Table_20_Contents">Codigo Varchar2(10),</text:p>
            <text:p text:style-name="Table_20_Contents">Direccion Varchar2(150),</text:p>
            <text:p text:style-name="Table_20_Contents">Telefono Varchar2(9),</text:p>
            <text:p text:style-name="Table_20_Contents">CONSTRAINT pk_Codigo_Vivero PRIMARY KEY (Codigo),</text:p>
            <text:p text:style-name="Table_20_Contents">CONSTRAINT direccionvivero_correcta check(Direccion like '%(Dos Hermanas)%' or Direccion like '%(Alcala)%' or Direccion like '%(Gelves)%')</text:p>
            <text:p text:style-name="Table_20_Contents">);</text:p>
            <text:p text:style-name="Table_20_Contents"/>
            <text:p text:style-name="Table_20_Contents">insert into Viveros(Codigo,Direccion,Telefono)</text:p>
            <text:p text:style-name="Table_20_Contents">values('12345','Ctra. Dos Hermanas Utrera km, 3, 41702 Sevilla (Dos Hermanas)','954720244');</text:p>
            <text:p text:style-name="Table_20_Contents">insert into Viveros(Codigo,Direccion,Telefono)</text:p>
            <text:p text:style-name="Table_20_Contents"><text:soft-page-break/>values('12114','Carretera Montequinto a Dos Hermanas, Km 2.5, 41089 Sevilla (Dos Hermanas)','854537288');</text:p>
            <text:p text:style-name="Table_20_Contents">insert into Viveros(Codigo,Direccion,Telefono)</text:p>
            <text:p text:style-name="Table_20_Contents">values('11567','Calle Mar Báltico, 3, 41927 Mairena del Aljarafe, Sevilla(Gelves)','955600977');</text:p>
            <text:p text:style-name="Table_20_Contents">insert into Viveros(Codigo,Direccion,Telefono)</text:p>
            <text:p text:style-name="Table_20_Contents">values('64443','Viveros Molina, Autovia A—376 Km, 10,5 Frente a, 41500, Sevilla(Alcala)','615033716');</text:p>
            <text:p text:style-name="Table_20_Contents">…</text:p>
            <text:p text:style-name="Table_20_Contents">…</text:p>
          </table:table-cell>
        </table:table-row>
      </table:table>
      <text:p text:style-name="P26"/>
      <text:p text:style-name="P28">Y ahora vamos a acceder con el usuario postgres y vamos a darle la extensión de dblink a la base de datos prueba1.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Table_20_Contents">postgres@bd:/home/vagrant$ psql -d prueba1</text:p>
            <text:p text:style-name="Table_20_Contents">psql (11.5 (Debian 11.5-1+deb10u1))</text:p>
            <text:p text:style-name="Table_20_Contents">Type "help" for help.</text:p>
            <text:p text:style-name="Table_20_Contents"/>
            <text:p text:style-name="Table_20_Contents">prueba1=# create extension dblink;</text:p>
            <text:p text:style-name="Table_20_Contents">CREATE EXTENSION</text:p>
          </table:table-cell>
        </table:table-row>
      </table:table>
      <text:p text:style-name="P28"/>
      <text:p text:style-name="P29">Entramos ahora al usuario1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Table_20_Contents">postgres@bd:/home/vagrant$ psql -h localhost -U usuario1 -W -d prueba1</text:p>
            <text:p text:style-name="Table_20_Contents">Password: </text:p>
            <text:p text:style-name="Table_20_Contents">psql (11.5 (Debian 11.5-1+deb10u1))</text:p>
            <text:p text:style-name="Table_20_Contents">SSL connection (protocol: TLSv1.3, cipher: TLS_AES_256_GCM_SHA384, bits: 256, compression: off)</text:p>
            <text:p text:style-name="Table_20_Contents">Type "help" for help.</text:p>
            <text:p text:style-name="Table_20_Contents"/>
            <text:p text:style-name="Table_20_Contents">prueba1=&gt; </text:p>
          </table:table-cell>
        </table:table-row>
      </table:table>
      <text:p text:style-name="P29"/>
      <text:p text:style-name="P30"/>
      <text:p text:style-name="P32">Hacemos el select y miramos si vemos la información de la otra base de datos.</text:p>
      <text:p text:style-name="P31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Table_20_Contents">prueba1=&gt; SELECT * FROM dblink('dbname=interconexion host=172.22.7.44 user=paco password=paco', 'select * from administradores') AS administradores (numcolegiado varchar, dni varchar, nombre varchar, apellidos varchar);</text:p>
            <text:p text:style-name="Table_20_Contents"><text:s/>numcolegiado | <text:s text:c="3"/>dni <text:s text:c="3"/>| <text:s text:c="2"/>nombre <text:s text:c="2"/>| <text:s/>apellidos <text:s text:c="2"/></text:p>
            <text:p text:style-name="Table_20_Contents">--------------+-----------+------------+--------------</text:p>
            <text:p text:style-name="Table_20_Contents"><text:s/>258 <text:s text:c="9"/>| 10159928T | Manuel <text:s text:c="4"/>| Heras Aguayo</text:p>
            <text:p text:style-name="Table_20_Contents"><text:s/>676 <text:s text:c="9"/>| 79464604H | Jose Maria | Moreno Gomez</text:p>
            <text:p text:style-name="Table_20_Contents"><text:s/>811 <text:s text:c="9"/>| 82692471L | Florencio <text:s/>| Sanz Jimenez</text:p>
          </table:table-cell>
        </table:table-row>
      </table:table>
      <text:p text:style-name="P31"/>
      <text:p text:style-name="P3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7743" officeooo:paragraph-rsid="000f77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terconexión de Bases de Datos<text:tab/><text:tab/>Alejandro Rodríguez Rojas</text:p>
      </style:header>
      <style:footer>
        <text:p text:style-name="Footer"><text:tab/><text:tab/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0T13:49:14.945699583</meta:creation-date>
    <dc:date>2020-01-10T14:44:35.940709855</dc:date>
    <meta:editing-duration>PT2H15M28S</meta:editing-duration>
    <meta:editing-cycles>46</meta:editing-cycles>
    <meta:generator>LibreOffice/6.3.4.2.0$Linux_X86_64 LibreOffice_project/30$Build-2</meta:generator>
    <meta:document-statistic meta:table-count="16" meta:image-count="0" meta:object-count="0" meta:page-count="11" meta:paragraph-count="229" meta:word-count="1179" meta:character-count="9686" meta:non-whitespace-character-count="7895"/>
  </office:meta>
</office:document-meta>
</file>